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d8c7d" officeooo:paragraph-rsid="001d8c7d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Toast provides a simple feedback about an operation in a small popup.</text:p>
      <text:p text:style-name="P1">=&gt; It only fills the amount of space required for the message and current activity remains visible and interactive.</text:p>
      <text:p text:style-name="P1">=&gt; It automatically disappears after a timeout</text:p>
      <text:p text:style-name="P1">=&gt; Toast.makeText(context,message,length).show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05:11.319286087</meta:creation-date>
    <meta:generator>LibreOffice/6.2.7.1$Linux_X86_64 LibreOffice_project/20$Build-1</meta:generator>
    <dc:date>2019-10-04T16:08:06.742208728</dc:date>
    <meta:editing-duration>PT2M58S</meta:editing-duration>
    <meta:editing-cycles>1</meta:editing-cycles>
    <meta:document-statistic meta:table-count="0" meta:image-count="0" meta:object-count="0" meta:page-count="1" meta:paragraph-count="4" meta:word-count="41" meta:character-count="279" meta:non-whitespace-character-count="241"/>
  </office:meta>
</office:document-meta>
</file>